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533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0.784cm"/>
    </style:style>
    <style:style style:name="gr16" style:family="graphic" style:parent-style-name="standard">
      <style:graphic-properties draw:stroke="solid" svg:stroke-color="#000000" draw:fill="none" draw:fill-color="#ffffff" fo:min-height="3.065cm"/>
    </style:style>
    <style:style style:name="gr17" style:family="graphic" style:parent-style-name="standard">
      <style:graphic-properties draw:stroke="solid" svg:stroke-color="#000000" draw:fill="none" draw:fill-color="#ffffff" fo:min-height="2.373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Fira Sans Book1" fo:font-size="14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1" fo:font-size="1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547cm" svg:y1="7.553cm" svg:x2="2.547cm" svg:y2="8.183cm">
            <text:p/>
          </draw:line>
          <draw:line draw:style-name="gr2" draw:text-style-name="P1" draw:layer="layout" svg:x1="1.838cm" svg:y1="8.183cm" svg:x2="3.253cm" svg:y2="8.183cm">
            <text:p/>
          </draw:line>
          <draw:line draw:style-name="gr3" draw:text-style-name="P1" draw:layer="layout" svg:x1="2.075cm" svg:y1="8.495cm" svg:x2="3.018cm" svg:y2="8.495cm">
            <text:p/>
          </draw:line>
          <draw:line draw:style-name="gr4" draw:text-style-name="P1" draw:layer="layout" svg:x1="2.309cm" svg:y1="8.81cm" svg:x2="2.781cm" svg:y2="8.81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2.545cm" svg:y2="7.553cm" draw:start-shape="id1" draw:start-glue-point="3" draw:end-shape="id2" draw:end-glue-point="0" svg:d="M3088 3090h-551v2764h8v1699" svg:viewBox="0 0 552 4464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3" draw:id="id3">
          <draw:line draw:style-name="gr11" draw:text-style-name="P4" draw:layer="layout" svg:x1="10.737cm" svg:y1="2.33cm" svg:x2="11.085cm" svg:y2="2.391cm">
            <text:p/>
          </draw:line>
          <draw:line draw:style-name="gr11" draw:text-style-name="P4" draw:layer="layout" svg:x1="10.509cm" svg:y1="2.499cm" svg:x2="11.084cm" svg:y2="2.608cm">
            <text:p/>
          </draw:line>
          <draw:line draw:style-name="gr11" draw:text-style-name="P4" draw:layer="layout" svg:x1="10.505cm" svg:y1="2.502cm" svg:x2="11.08cm" svg:y2="2.39cm">
            <text:p/>
          </draw:line>
          <draw:line draw:style-name="gr11" draw:text-style-name="P4" draw:layer="layout" svg:x1="11.081cm" svg:y1="2.607cm" svg:x2="10.506cm" svg:y2="2.719cm">
            <text:p/>
          </draw:line>
          <draw:line draw:style-name="gr11" draw:text-style-name="P4" draw:layer="layout" svg:x1="11.081cm" svg:y1="2.824cm" svg:x2="10.506cm" svg:y2="2.936cm">
            <text:p/>
          </draw:line>
          <draw:line draw:style-name="gr11" draw:text-style-name="P4" draw:layer="layout" svg:x1="11.085cm" svg:y1="2.827cm" svg:x2="10.51cm" svg:y2="2.718cm">
            <text:p/>
          </draw:line>
          <draw:line draw:style-name="gr11" draw:text-style-name="P4" draw:layer="layout" svg:x1="10.509cm" svg:y1="2.926cm" svg:x2="11.084cm" svg:y2="3.035cm">
            <text:p/>
          </draw:line>
          <draw:line draw:style-name="gr11" draw:text-style-name="P4" draw:layer="layout" svg:x1="10.51cm" svg:y1="3.143cm" svg:x2="11.085cm" svg:y2="3.252cm">
            <text:p/>
          </draw:line>
          <draw:line draw:style-name="gr11" draw:text-style-name="P4" draw:layer="layout" svg:x1="10.506cm" svg:y1="3.146cm" svg:x2="11.081cm" svg:y2="3.034cm">
            <text:p/>
          </draw:line>
          <draw:line draw:style-name="gr11" draw:text-style-name="P4" draw:layer="layout" svg:x1="11.081cm" svg:y1="3.25cm" svg:x2="10.506cm" svg:y2="3.362cm">
            <text:p/>
          </draw:line>
          <draw:line draw:style-name="gr11" draw:text-style-name="P4" draw:layer="layout" svg:x1="11.081cm" svg:y1="3.468cm" svg:x2="10.739cm" svg:y2="3.532cm">
            <text:p/>
          </draw:line>
          <draw:line draw:style-name="gr11" draw:text-style-name="P4" draw:layer="layout" svg:x1="11.085cm" svg:y1="3.47cm" svg:x2="10.51cm" svg:y2="3.361cm">
            <text:p/>
          </draw:line>
        </draw:g>
        <draw:connector draw:style-name="gr9" draw:text-style-name="P2" draw:layer="layout" draw:line-skew="0cm -1.948cm" svg:x1="10.795cm" svg:y1="2.33cm" svg:x2="5.369cm" svg:y2="3.09cm" draw:start-shape="id3" draw:start-glue-point="0" draw:end-shape="id1" draw:end-glue-point="1" svg:d="M10795 2330v-551h-4806v1311h-620" svg:viewBox="0 0 5427 1312">
          <text:p/>
        </draw:connector>
        <draw:g>
          <draw:line draw:style-name="gr11" draw:text-style-name="P4" draw:layer="layout" svg:x1="9.637cm" svg:y1="2.331cm" svg:x2="9.985cm" svg:y2="2.392cm">
            <text:p/>
          </draw:line>
          <draw:line draw:style-name="gr11" draw:text-style-name="P4" draw:layer="layout" svg:x1="9.409cm" svg:y1="2.5cm" svg:x2="9.984cm" svg:y2="2.609cm">
            <text:p/>
          </draw:line>
          <draw:line draw:style-name="gr11" draw:text-style-name="P4" draw:layer="layout" svg:x1="9.405cm" svg:y1="2.503cm" svg:x2="9.98cm" svg:y2="2.391cm">
            <text:p/>
          </draw:line>
          <draw:line draw:style-name="gr11" draw:text-style-name="P4" draw:layer="layout" svg:x1="9.981cm" svg:y1="2.608cm" svg:x2="9.406cm" svg:y2="2.72cm">
            <text:p/>
          </draw:line>
          <draw:line draw:style-name="gr11" draw:text-style-name="P4" draw:layer="layout" svg:x1="9.981cm" svg:y1="2.825cm" svg:x2="9.406cm" svg:y2="2.937cm">
            <text:p/>
          </draw:line>
          <draw:line draw:style-name="gr11" draw:text-style-name="P4" draw:layer="layout" svg:x1="9.985cm" svg:y1="2.828cm" svg:x2="9.41cm" svg:y2="2.719cm">
            <text:p/>
          </draw:line>
          <draw:line draw:style-name="gr11" draw:text-style-name="P4" draw:layer="layout" svg:x1="9.409cm" svg:y1="2.927cm" svg:x2="9.984cm" svg:y2="3.036cm">
            <text:p/>
          </draw:line>
          <draw:line draw:style-name="gr11" draw:text-style-name="P4" draw:layer="layout" svg:x1="9.41cm" svg:y1="3.144cm" svg:x2="9.985cm" svg:y2="3.253cm">
            <text:p/>
          </draw:line>
          <draw:line draw:style-name="gr11" draw:text-style-name="P4" draw:layer="layout" svg:x1="9.406cm" svg:y1="3.147cm" svg:x2="9.981cm" svg:y2="3.035cm">
            <text:p/>
          </draw:line>
          <draw:line draw:style-name="gr11" draw:text-style-name="P4" draw:layer="layout" svg:x1="9.981cm" svg:y1="3.251cm" svg:x2="9.406cm" svg:y2="3.363cm">
            <text:p/>
          </draw:line>
          <draw:line draw:style-name="gr11" draw:text-style-name="P4" draw:layer="layout" svg:x1="9.981cm" svg:y1="3.469cm" svg:x2="9.639cm" svg:y2="3.533cm">
            <text:p/>
          </draw:line>
          <draw:line draw:style-name="gr11" draw:text-style-name="P4" draw:layer="layout" svg:x1="9.985cm" svg:y1="3.471cm" svg:x2="9.41cm" svg:y2="3.362cm">
            <text:p/>
          </draw:line>
        </draw:g>
        <draw:g>
          <draw:line draw:style-name="gr11" draw:text-style-name="P4" draw:layer="layout" svg:x1="8.438cm" svg:y1="2.33cm" svg:x2="8.786cm" svg:y2="2.391cm">
            <text:p/>
          </draw:line>
          <draw:line draw:style-name="gr11" draw:text-style-name="P4" draw:layer="layout" svg:x1="8.21cm" svg:y1="2.499cm" svg:x2="8.785cm" svg:y2="2.608cm">
            <text:p/>
          </draw:line>
          <draw:line draw:style-name="gr11" draw:text-style-name="P4" draw:layer="layout" svg:x1="8.206cm" svg:y1="2.502cm" svg:x2="8.781cm" svg:y2="2.39cm">
            <text:p/>
          </draw:line>
          <draw:line draw:style-name="gr11" draw:text-style-name="P4" draw:layer="layout" svg:x1="8.782cm" svg:y1="2.607cm" svg:x2="8.207cm" svg:y2="2.719cm">
            <text:p/>
          </draw:line>
          <draw:line draw:style-name="gr11" draw:text-style-name="P4" draw:layer="layout" svg:x1="8.782cm" svg:y1="2.824cm" svg:x2="8.207cm" svg:y2="2.936cm">
            <text:p/>
          </draw:line>
          <draw:line draw:style-name="gr11" draw:text-style-name="P4" draw:layer="layout" svg:x1="8.786cm" svg:y1="2.827cm" svg:x2="8.211cm" svg:y2="2.718cm">
            <text:p/>
          </draw:line>
          <draw:line draw:style-name="gr11" draw:text-style-name="P4" draw:layer="layout" svg:x1="8.21cm" svg:y1="2.926cm" svg:x2="8.785cm" svg:y2="3.035cm">
            <text:p/>
          </draw:line>
          <draw:line draw:style-name="gr11" draw:text-style-name="P4" draw:layer="layout" svg:x1="8.211cm" svg:y1="3.143cm" svg:x2="8.786cm" svg:y2="3.252cm">
            <text:p/>
          </draw:line>
          <draw:line draw:style-name="gr11" draw:text-style-name="P4" draw:layer="layout" svg:x1="8.207cm" svg:y1="3.146cm" svg:x2="8.782cm" svg:y2="3.034cm">
            <text:p/>
          </draw:line>
          <draw:line draw:style-name="gr11" draw:text-style-name="P4" draw:layer="layout" svg:x1="8.782cm" svg:y1="3.25cm" svg:x2="8.207cm" svg:y2="3.362cm">
            <text:p/>
          </draw:line>
          <draw:line draw:style-name="gr11" draw:text-style-name="P4" draw:layer="layout" svg:x1="8.782cm" svg:y1="3.468cm" svg:x2="8.44cm" svg:y2="3.532cm">
            <text:p/>
          </draw:line>
          <draw:line draw:style-name="gr11" draw:text-style-name="P4" draw:layer="layout" svg:x1="8.786cm" svg:y1="3.47cm" svg:x2="8.211cm" svg:y2="3.361cm">
            <text:p/>
          </draw:line>
        </draw:g>
        <draw:g>
          <draw:line draw:style-name="gr11" draw:text-style-name="P4" draw:layer="layout" svg:x1="7.138cm" svg:y1="2.331cm" svg:x2="7.486cm" svg:y2="2.392cm">
            <text:p/>
          </draw:line>
          <draw:line draw:style-name="gr11" draw:text-style-name="P4" draw:layer="layout" svg:x1="6.91cm" svg:y1="2.5cm" svg:x2="7.485cm" svg:y2="2.609cm">
            <text:p/>
          </draw:line>
          <draw:line draw:style-name="gr11" draw:text-style-name="P4" draw:layer="layout" svg:x1="6.906cm" svg:y1="2.503cm" svg:x2="7.481cm" svg:y2="2.391cm">
            <text:p/>
          </draw:line>
          <draw:line draw:style-name="gr11" draw:text-style-name="P4" draw:layer="layout" svg:x1="7.482cm" svg:y1="2.608cm" svg:x2="6.907cm" svg:y2="2.72cm">
            <text:p/>
          </draw:line>
          <draw:line draw:style-name="gr11" draw:text-style-name="P4" draw:layer="layout" svg:x1="7.482cm" svg:y1="2.825cm" svg:x2="6.907cm" svg:y2="2.937cm">
            <text:p/>
          </draw:line>
          <draw:line draw:style-name="gr11" draw:text-style-name="P4" draw:layer="layout" svg:x1="7.486cm" svg:y1="2.828cm" svg:x2="6.911cm" svg:y2="2.719cm">
            <text:p/>
          </draw:line>
          <draw:line draw:style-name="gr11" draw:text-style-name="P4" draw:layer="layout" svg:x1="6.91cm" svg:y1="2.927cm" svg:x2="7.485cm" svg:y2="3.036cm">
            <text:p/>
          </draw:line>
          <draw:line draw:style-name="gr11" draw:text-style-name="P4" draw:layer="layout" svg:x1="6.911cm" svg:y1="3.144cm" svg:x2="7.486cm" svg:y2="3.253cm">
            <text:p/>
          </draw:line>
          <draw:line draw:style-name="gr11" draw:text-style-name="P4" draw:layer="layout" svg:x1="6.907cm" svg:y1="3.147cm" svg:x2="7.482cm" svg:y2="3.035cm">
            <text:p/>
          </draw:line>
          <draw:line draw:style-name="gr11" draw:text-style-name="P4" draw:layer="layout" svg:x1="7.482cm" svg:y1="3.251cm" svg:x2="6.907cm" svg:y2="3.363cm">
            <text:p/>
          </draw:line>
          <draw:line draw:style-name="gr11" draw:text-style-name="P4" draw:layer="layout" svg:x1="7.482cm" svg:y1="3.469cm" svg:x2="7.14cm" svg:y2="3.533cm">
            <text:p/>
          </draw:line>
          <draw:line draw:style-name="gr11" draw:text-style-name="P4" draw:layer="layout" svg:x1="7.486cm" svg:y1="3.471cm" svg:x2="6.911cm" svg:y2="3.362cm">
            <text:p/>
          </draw:line>
        </draw:g>
        <draw:line draw:style-name="gr12" draw:text-style-name="P4" draw:layer="layout" svg:x1="7.196cm" svg:y1="1.708cm" svg:x2="7.196cm" svg:y2="2.394cm">
          <text:p/>
        </draw:line>
        <draw:line draw:style-name="gr12" draw:text-style-name="P4" draw:layer="layout" svg:x1="8.496cm" svg:y1="1.708cm" svg:x2="8.496cm" svg:y2="2.394cm">
          <text:p/>
        </draw:line>
        <draw:line draw:style-name="gr12" draw:text-style-name="P4" draw:layer="layout" svg:x1="9.696cm" svg:y1="1.708cm" svg:x2="9.696cm" svg:y2="2.394cm">
          <text:p/>
        </draw:line>
        <draw:line draw:style-name="gr12" draw:text-style-name="P4" xml:id="id7" draw:id="id7" draw:layer="layout" svg:x1="9.701cm" svg:y1="3.537cm" svg:x2="9.701cm" svg:y2="4.603cm">
          <text:p/>
        </draw:line>
        <draw:line draw:style-name="gr12" draw:text-style-name="P4" xml:id="id6" draw:id="id6" draw:layer="layout" svg:x1="8.501cm" svg:y1="3.537cm" svg:x2="8.501cm" svg:y2="4.603cm">
          <text:p/>
        </draw:line>
        <draw:line draw:style-name="gr12" draw:text-style-name="P4" xml:id="id4" draw:id="id4" draw:layer="layout" svg:x1="7.201cm" svg:y1="3.537cm" svg:x2="7.201cm" svg:y2="4.603cm">
          <text:p/>
        </draw:line>
        <draw:line draw:style-name="gr12" draw:text-style-name="P4" xml:id="id9" draw:id="id9" draw:layer="layout" svg:x1="10.801cm" svg:y1="3.537cm" svg:x2="10.801cm" svg:y2="4.603cm">
          <text:p/>
        </draw:line>
        <draw:line draw:style-name="gr13" draw:text-style-name="P4" draw:layer="layout" svg:x1="7.435cm" svg:y1="2.371cm" svg:x2="8.933cm" svg:y2="0.873cm">
          <text:p/>
        </draw:line>
        <draw:line draw:style-name="gr13" draw:text-style-name="P4" draw:layer="layout" svg:x1="8.735cm" svg:y1="2.371cm" svg:x2="10.233cm" svg:y2="0.873cm">
          <text:p/>
        </draw:line>
        <draw:line draw:style-name="gr13" draw:text-style-name="P4" draw:layer="layout" svg:x1="9.935cm" svg:y1="2.371cm" svg:x2="11.433cm" svg:y2="0.873cm">
          <text:p/>
        </draw:line>
        <draw:g xml:id="id5" draw:id="id5">
          <draw:line draw:style-name="gr11" draw:text-style-name="P4" draw:layer="layout" svg:x1="6.291cm" svg:y1="5.265cm" svg:x2="6.23cm" svg:y2="5.613cm">
            <text:p/>
          </draw:line>
          <draw:line draw:style-name="gr11" draw:text-style-name="P4" draw:layer="layout" svg:x1="6.123cm" svg:y1="5.036cm" svg:x2="6.013cm" svg:y2="5.611cm">
            <text:p/>
          </draw:line>
          <draw:line draw:style-name="gr11" draw:text-style-name="P4" draw:layer="layout" svg:x1="6.119cm" svg:y1="5.032cm" svg:x2="6.23cm" svg:y2="5.607cm">
            <text:p/>
          </draw:line>
          <draw:line draw:style-name="gr11" draw:text-style-name="P4" draw:layer="layout" svg:x1="6.013cm" svg:y1="5.608cm" svg:x2="5.902cm" svg:y2="5.033cm">
            <text:p/>
          </draw:line>
          <draw:line draw:style-name="gr11" draw:text-style-name="P4" draw:layer="layout" svg:x1="5.796cm" svg:y1="5.608cm" svg:x2="5.685cm" svg:y2="5.033cm">
            <text:p/>
          </draw:line>
          <draw:line draw:style-name="gr11" draw:text-style-name="P4" draw:layer="layout" svg:x1="5.794cm" svg:y1="5.612cm" svg:x2="5.904cm" svg:y2="5.037cm">
            <text:p/>
          </draw:line>
          <draw:line draw:style-name="gr11" draw:text-style-name="P4" draw:layer="layout" svg:x1="5.696cm" svg:y1="5.036cm" svg:x2="5.586cm" svg:y2="5.611cm">
            <text:p/>
          </draw:line>
          <draw:line draw:style-name="gr11" draw:text-style-name="P4" draw:layer="layout" svg:x1="5.479cm" svg:y1="5.037cm" svg:x2="5.369cm" svg:y2="5.612cm">
            <text:p/>
          </draw:line>
          <draw:line draw:style-name="gr11" draw:text-style-name="P4" draw:layer="layout" svg:x1="5.475cm" svg:y1="5.033cm" svg:x2="5.586cm" svg:y2="5.608cm">
            <text:p/>
          </draw:line>
          <draw:line draw:style-name="gr11" draw:text-style-name="P4" draw:layer="layout" svg:x1="5.37cm" svg:y1="5.608cm" svg:x2="5.259cm" svg:y2="5.033cm">
            <text:p/>
          </draw:line>
          <draw:line draw:style-name="gr11" draw:text-style-name="P4" draw:layer="layout" svg:x1="5.153cm" svg:y1="5.607cm" svg:x2="5.089cm" svg:y2="5.265cm">
            <text:p/>
          </draw:line>
          <draw:line draw:style-name="gr11" draw:text-style-name="P4" draw:layer="layout" svg:x1="5.151cm" svg:y1="5.612cm" svg:x2="5.261cm" svg:y2="5.037cm">
            <text:p/>
          </draw:line>
        </draw:g>
        <draw:g xml:id="id8" draw:id="id8">
          <draw:line draw:style-name="gr11" draw:text-style-name="P4" draw:layer="layout" svg:x1="9.892cm" svg:y1="6.365cm" svg:x2="9.831cm" svg:y2="6.713cm">
            <text:p/>
          </draw:line>
          <draw:line draw:style-name="gr11" draw:text-style-name="P4" draw:layer="layout" svg:x1="9.724cm" svg:y1="6.136cm" svg:x2="9.614cm" svg:y2="6.711cm">
            <text:p/>
          </draw:line>
          <draw:line draw:style-name="gr11" draw:text-style-name="P4" draw:layer="layout" svg:x1="9.72cm" svg:y1="6.132cm" svg:x2="9.831cm" svg:y2="6.707cm">
            <text:p/>
          </draw:line>
          <draw:line draw:style-name="gr11" draw:text-style-name="P4" draw:layer="layout" svg:x1="9.614cm" svg:y1="6.708cm" svg:x2="9.503cm" svg:y2="6.133cm">
            <text:p/>
          </draw:line>
          <draw:line draw:style-name="gr11" draw:text-style-name="P4" draw:layer="layout" svg:x1="9.397cm" svg:y1="6.708cm" svg:x2="9.286cm" svg:y2="6.133cm">
            <text:p/>
          </draw:line>
          <draw:line draw:style-name="gr11" draw:text-style-name="P4" draw:layer="layout" svg:x1="9.395cm" svg:y1="6.712cm" svg:x2="9.505cm" svg:y2="6.137cm">
            <text:p/>
          </draw:line>
          <draw:line draw:style-name="gr11" draw:text-style-name="P4" draw:layer="layout" svg:x1="9.297cm" svg:y1="6.136cm" svg:x2="9.187cm" svg:y2="6.711cm">
            <text:p/>
          </draw:line>
          <draw:line draw:style-name="gr11" draw:text-style-name="P4" draw:layer="layout" svg:x1="9.08cm" svg:y1="6.137cm" svg:x2="8.97cm" svg:y2="6.712cm">
            <text:p/>
          </draw:line>
          <draw:line draw:style-name="gr11" draw:text-style-name="P4" draw:layer="layout" svg:x1="9.076cm" svg:y1="6.133cm" svg:x2="9.187cm" svg:y2="6.708cm">
            <text:p/>
          </draw:line>
          <draw:line draw:style-name="gr11" draw:text-style-name="P4" draw:layer="layout" svg:x1="8.971cm" svg:y1="6.708cm" svg:x2="8.86cm" svg:y2="6.133cm">
            <text:p/>
          </draw:line>
          <draw:line draw:style-name="gr11" draw:text-style-name="P4" draw:layer="layout" svg:x1="8.754cm" svg:y1="6.707cm" svg:x2="8.69cm" svg:y2="6.365cm">
            <text:p/>
          </draw:line>
          <draw:line draw:style-name="gr11" draw:text-style-name="P4" draw:layer="layout" svg:x1="8.752cm" svg:y1="6.712cm" svg:x2="8.862cm" svg:y2="6.137cm">
            <text:p/>
          </draw:line>
        </draw:g>
        <draw:connector draw:style-name="gr14" draw:text-style-name="P2" draw:layer="layout" svg:x1="7.201cm" svg:y1="4.603cm" svg:x2="6.291cm" svg:y2="5.322cm" draw:start-shape="id4" draw:start-glue-point="2" draw:end-shape="id5" draw:end-glue-point="1" svg:d="M7201 4603v719h-910" svg:viewBox="0 0 911 720">
          <text:p/>
        </draw:connector>
        <draw:connector draw:style-name="gr14" draw:text-style-name="P2" draw:layer="layout" draw:line-skew="0.334cm" svg:x1="8.501cm" svg:y1="4.603cm" svg:x2="6.291cm" svg:y2="5.322cm" draw:start-shape="id6" draw:start-glue-point="2" draw:end-shape="id5" draw:end-glue-point="1" svg:d="M8501 4603h-771v719h-1439" svg:viewBox="0 0 2211 720">
          <text:p/>
        </draw:connector>
        <draw:connector draw:style-name="gr14" draw:text-style-name="P2" draw:layer="layout" draw:line-skew="-0.199cm" svg:x1="9.701cm" svg:y1="4.603cm" svg:x2="9.892cm" svg:y2="6.422cm" draw:start-shape="id7" draw:start-glue-point="2" draw:end-shape="id8" draw:end-glue-point="1" svg:d="M9701 4603h543v1819h-352" svg:viewBox="0 0 544 1820">
          <text:p/>
        </draw:connector>
        <draw:connector draw:style-name="gr14" draw:text-style-name="P2" draw:layer="layout" svg:x1="10.801cm" svg:y1="4.603cm" svg:x2="9.892cm" svg:y2="6.422cm" draw:start-shape="id9" draw:start-glue-point="2" draw:end-shape="id8" draw:end-glue-point="1" svg:d="M10801 4603v1819h-909" svg:viewBox="0 0 910 1820">
          <text:p/>
        </draw:connector>
        <draw:connector draw:style-name="gr14" draw:text-style-name="P2" draw:layer="layout" svg:x1="5.089cm" svg:y1="5.322cm" svg:x2="2.536cm" svg:y2="4.308cm" draw:start-shape="id5" draw:start-glue-point="3" svg:d="M5089 5322h-1552v-1014h-1001" svg:viewBox="0 0 2554 1015">
          <text:p/>
        </draw:connector>
        <draw:connector draw:style-name="gr14" draw:text-style-name="P2" draw:layer="layout" svg:x1="8.69cm" svg:y1="6.422cm" svg:x2="6.291cm" svg:y2="5.322cm" draw:start-shape="id8" draw:start-glue-point="3" draw:end-shape="id5" draw:end-glue-point="1" svg:d="M8690 6422h-1199v-1100h-1200" svg:viewBox="0 0 2400 1101">
          <text:p/>
        </draw:connector>
        <draw:line draw:style-name="gr13" draw:text-style-name="P4" draw:layer="layout" svg:x1="11.035cm" svg:y1="2.371cm" svg:x2="12.533cm" svg:y2="0.873cm">
          <text:p/>
        </draw:line>
        <draw:line draw:style-name="gr13" draw:text-style-name="P4" draw:layer="layout" svg:x1="11.313cm" svg:y1="8.169cm" svg:x2="9.815cm" svg:y2="6.671cm">
          <text:p/>
        </draw:line>
        <draw:line draw:style-name="gr13" draw:text-style-name="P4" draw:layer="layout" svg:x1="6.257cm" svg:y1="5.597cm" svg:x2="6.257cm" svg:y2="7.553cm">
          <text:p/>
        </draw:line>
        <draw:frame draw:style-name="gr15" draw:text-style-name="P3" draw:layer="layout" svg:width="1.224cm" svg:height="1.034cm" svg:x="8.4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9.7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12.105cm" svg:y="0.066cm">
          <draw:text-box>
            <text:p><text:span text:style-name="T1">R2</text:span></text:p>
          </draw:text-box>
        </draw:frame>
        <draw:frame draw:style-name="gr15" draw:text-style-name="P3" draw:layer="layout" svg:width="1.224cm" svg:height="1.034cm" svg:x="10.905cm" svg:y="8.066cm">
          <draw:text-box>
            <text:p><text:span text:style-name="T1">R3</text:span></text:p>
          </draw:text-box>
        </draw:frame>
        <draw:frame draw:style-name="gr15" draw:text-style-name="P3" draw:layer="layout" svg:width="1.224cm" svg:height="1.034cm" svg:x="5.705cm" svg:y="7.466cm">
          <draw:text-box>
            <text:p><text:span text:style-name="T1">R4</text:span></text:p>
          </draw:text-box>
        </draw:frame>
        <draw:frame draw:style-name="gr15" draw:text-style-name="P3" draw:layer="layout" svg:width="1.224cm" svg:height="1.034cm" svg:x="11.005cm" svg:y="0.066cm">
          <draw:text-box>
            <text:p><text:span text:style-name="T1">R2</text:span></text:p>
          </draw:text-box>
        </draw:frame>
        <draw:frame draw:style-name="gr16" draw:text-style-name="P3" draw:layer="layout" svg:width="2.87cm" svg:height="3.315cm" svg:x="11.642cm" svg:y="3.09cm">
          <draw:text-box>
            <text:p><text:span text:style-name="T1">R1: 1.5k</text:span></text:p>
            <text:p><text:span text:style-name="T1">R2: 10k</text:span></text:p>
            <text:p><text:span text:style-name="T1">R3: 0.5k</text:span></text:p>
            <text:p><text:span text:style-name="T1">R4: 0.2k</text:span></text:p>
          </draw:text-box>
        </draw:frame>
        <draw:frame draw:style-name="gr17" draw:text-style-name="P5" draw:layer="layout" svg:width="10.236cm" svg:height="2.639cm" svg:x="4.353cm" svg:y="9.527cm">
          <draw:text-box>
            <text:p><text:span text:style-name="T2">1) Compute the total power consumption.</text:span></text:p>
            <text:p><text:span text:style-name="T2">2) Model the circuit in PhET (lab section has kilo-Ohm resistors).</text:span></text:p>
            <text:p><text:span text:style-name="T2">3) Compare resul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8T16:42:53.807040377</dc:date>
    <meta:editing-duration>PT49M5S</meta:editing-duration>
    <meta:editing-cycles>11</meta:editing-cycles>
    <meta:generator>LibreOffice/5.1.6.2$Linux_X86_64 LibreOffice_project/10m0$Build-2</meta:generator>
    <meta:document-statistic meta:object-count="118"/>
  </office:meta>
</office:document-meta>
</file>